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ffffff" draw:marker-start-width="0.359cm" draw:marker-end-width="0.359cm" draw:fill-color="#666666" draw:textarea-horizontal-align="justify" draw:textarea-vertical-align="middle" draw:auto-grow-height="false" fo:min-height="1.556cm" fo:min-width="1.434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ffffff" draw:marker-start-width="0.359cm" draw:marker-end-width="0.359cm" draw:textarea-horizontal-align="justify" draw:textarea-vertical-align="middle" draw:auto-grow-height="false" fo:min-height="2.036cm" fo:min-width="1.786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ffff" draw:marker-start-width="0.359cm" draw:marker-end-width="0.359cm" draw:fill-color="#cc0000" draw:textarea-horizontal-align="justify" draw:textarea-vertical-align="middle" draw:auto-grow-height="false" fo:min-height="1.93cm" fo:min-width="1.68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ffffff" draw:marker-start-width="0.359cm" draw:marker-end-width="0.359cm" draw:textarea-horizontal-align="justify" draw:textarea-vertical-align="middle" draw:auto-grow-height="false" fo:min-height="1.93cm" fo:min-width="1.68cm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212cm" svg:stroke-color="#999999" draw:marker-start="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212cm" svg:stroke-color="#cccccc" draw:marker-start="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svg:stroke-color="#9999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width="0.106cm" svg:stroke-color="#ffffff" draw:marker-start-width="0.359cm" draw:marker-end-width="0.359cm" draw:fill-color="#00cc33" draw:textarea-horizontal-align="justify" draw:textarea-vertical-align="middle" draw:auto-grow-height="false" fo:min-height="1.93cm" fo:min-width="1.68cm" fo:padding-top="0.178cm" fo:padding-bottom="0.178cm" fo:padding-left="0.303cm" fo:padding-right="0.30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106cm" svg:stroke-color="#ffffff" draw:marker-start-width="0.359cm" draw:marker-end-width="0.359cm" draw:textarea-horizontal-align="justify" draw:textarea-vertical-align="middle" draw:auto-grow-height="false" fo:min-height="1.93cm" fo:min-width="1.68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ffffff" draw:marker-start-width="0.359cm" draw:marker-end-width="0.359cm" draw:fill-color="#cc0000" draw:opacity="0%" draw:opacity-name="" draw:textarea-horizontal-align="justify" draw:textarea-vertical-align="middle" draw:auto-grow-height="false" fo:min-height="1.93cm" fo:min-width="1.68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ffffff" draw:marker-start-width="0.359cm" draw:marker-end-width="0.359cm" draw:fill-color="#333333" draw:opacity="0%" draw:textarea-horizontal-align="justify" draw:textarea-vertical-align="middle" draw:auto-grow-height="false" fo:min-height="1.93cm" fo:min-width="1.68cm" fo:padding-top="0.178cm" fo:padding-bottom="0.178cm" fo:padding-left="0.303cm" fo:padding-right="0.303cm"/>
    </style:style>
    <style:style style:name="gr13" style:family="graphic" style:parent-style-name="Object_20_without_20_fill_5f_1">
      <style:graphic-properties svg:stroke-width="0.212cm" svg:stroke-color="#999999" draw:marker-start="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14" style:family="graphic" style:parent-style-name="Object_20_without_20_fill_5f_1">
      <style:graphic-properties svg:stroke-width="0.212cm" svg:stroke-color="#cccccc" draw:marker-start="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svg:stroke-width="0.106cm" svg:stroke-color="#ffffff" draw:marker-start-width="0.359cm" draw:marker-end-width="0.359cm" draw:fill-color="#00cc33" draw:opacity="0%" draw:textarea-horizontal-align="justify" draw:textarea-vertical-align="middle" draw:auto-grow-height="false" fo:min-height="1.93cm" fo:min-width="1.68cm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212cm" svg:stroke-color="#9999ff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999999" draw:marker-start="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svg:stroke-width="0.212cm" svg:stroke-color="#cccccc" draw:marker-start="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svg:stroke-width="0.212cm" svg:stroke-color="#9999ff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pr1" style:family="presentation" style:parent-style-name="AbstractGreen-notes">
      <style:graphic-properties draw:fill-color="#ffffff" draw:auto-grow-height="true" fo:min-height="13.36cm"/>
    </style:style>
    <style:style style:name="pr2" style:family="presentation" style:parent-style-name="AbstractGreen_5f_-notes">
      <style:graphic-properties draw:fill-color="#ffffff" draw:auto-grow-height="true" fo:min-height="13.36cm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0000"/>
      <style:paragraph-properties fo:text-align="center"/>
    </style:style>
    <style:style style:name="P4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/>
      <style:text-properties fo:color="#9999ff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text-align="center"/>
      <style:text-properties fo:color="#9999ff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cc33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loext:graphic-properties draw:fill-color="#cc0000" draw:opacity="0%"/>
      <style:paragraph-properties fo:text-align="center"/>
      <style:text-properties fo:font-size="36pt" style:font-size-asian="36pt" style:font-size-complex="36pt"/>
    </style:style>
    <style:style style:name="P12" style:family="paragraph">
      <style:paragraph-properties fo:text-align="center"/>
      <style:text-properties fo:font-size="28pt" style:font-size-asian="28pt" style:font-size-complex="28pt"/>
    </style:style>
    <style:style style:name="P13" style:family="paragraph">
      <loext:graphic-properties draw:fill-color="#333333" draw:opacity="0%"/>
      <style:paragraph-properties fo:text-align="center"/>
      <style:text-properties fo:font-size="28pt" style:font-size-asian="28pt" style:font-size-complex="28pt"/>
    </style:style>
    <style:style style:name="P14" style:family="paragraph">
      <style:paragraph-properties fo:text-align="center"/>
      <style:text-properties fo:font-size="36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-color="#333333" draw:opacity="0%"/>
      <style:paragraph-properties fo:text-align="center"/>
      <style:text-properties fo:font-size="18pt"/>
    </style:style>
    <style:style style:name="P17" style:family="paragraph">
      <loext:graphic-properties draw:fill-color="#00cc33" draw:opacity="0%"/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-color="#00cc33" draw:opacity="0%"/>
      <style:paragraph-properties fo:text-align="center"/>
      <style:text-properties fo:font-size="36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9999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9999ff" style:text-position="-33% 58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9999ff" style:text-position="0% 100%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custom-shape draw:style-name="gr1" draw:text-style-name="P1" xml:id="id2" draw:id="id2" draw:layer="layout" svg:width="2.884cm" svg:height="2.704cm" svg:x="8.916cm" svg:y="6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2.286cm" svg:height="2.286cm" svg:x="18.06cm" svg:y="10.6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2.286cm" svg:height="2.286cm" svg:x="18.06cm" svg:y="10.60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2.286cm" svg:height="2.286cm" svg:x="18.06cm" svg:y="8.3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2.286cm" svg:height="2.286cm" svg:x="18.06cm" svg:y="3.748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2.286cm" svg:height="2.286cm" svg:x="18.06cm" svg:y="12.892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18.06cm" svg:y1="4.891cm" svg:x2="11.378cm" svg:y2="6.492cm" draw:start-shape="id1" draw:start-glue-point="3" draw:end-shape="id2" draw:end-glue-point="11" svg:d="M18060 4891l-6682 1601" svg:viewBox="0 0 6683 1602">
          <text:p text:style-name="P5"><text:span text:style-name="T2">W</text:span><text:span text:style-name="T3">1</text:span></text:p>
        </draw:connector>
        <draw:connector draw:style-name="gr5" draw:text-style-name="P6" draw:layer="layout" draw:type="line" svg:x1="18.06cm" svg:y1="6.477cm" svg:x2="11.8cm" svg:y2="7.448cm" draw:end-shape="id2" draw:end-glue-point="10" svg:d="M18060 6477l-6260 971" svg:viewBox="0 0 6261 972">
          <text:p text:style-name="P5"><text:span text:style-name="T2">W</text:span><text:span text:style-name="T3">2</text:span></text:p>
        </draw:connector>
        <draw:connector draw:style-name="gr5" draw:text-style-name="P6" draw:layer="layout" draw:type="line" svg:x1="18.06cm" svg:y1="9.463cm" svg:x2="11.8cm" svg:y2="7.448cm" draw:start-shape="id3" draw:start-glue-point="3" draw:end-shape="id2" draw:end-glue-point="10" svg:d="M18060 9463l-6260-2015" svg:viewBox="0 0 6261 2016">
          <text:p text:style-name="P5"><text:span text:style-name="T2"/></text:p>
          <text:p text:style-name="P5"><text:span text:style-name="T2">W</text:span><text:span text:style-name="T3">3</text:span></text:p>
          <text:p text:style-name="P5"><text:span text:style-name="T3"/></text:p>
        </draw:connector>
        <draw:connector draw:style-name="gr5" draw:text-style-name="P6" draw:layer="layout" draw:type="line" svg:x1="18.06cm" svg:y1="14.035cm" svg:x2="11.378cm" svg:y2="8.404cm" draw:start-shape="id4" draw:start-glue-point="3" draw:end-shape="id2" draw:end-glue-point="9" svg:d="M18060 14035l-6682-5631" svg:viewBox="0 0 6683 5632">
          <text:p text:style-name="P5"><text:span text:style-name="T2"/></text:p>
          <text:p text:style-name="P5"><text:span text:style-name="T2"/></text:p>
          <text:p text:style-name="P5"><text:span text:style-name="T2">W</text:span><text:span text:style-name="T3">5</text:span></text:p>
          <text:p text:style-name="P5"><text:span text:style-name="T3"/></text:p>
        </draw:connector>
        <draw:connector draw:style-name="gr5" draw:text-style-name="P6" draw:layer="layout" draw:type="line" svg:x1="18.06cm" svg:y1="11.749cm" svg:x2="11.378cm" svg:y2="8.404cm" draw:start-shape="id5" draw:start-glue-point="3" draw:end-shape="id2" draw:end-glue-point="9" svg:d="M18060 11749l-6682-3345" svg:viewBox="0 0 6683 3346">
          <text:p text:style-name="P5"><text:span text:style-name="T2"/></text:p>
          <text:p text:style-name="P5"><text:span text:style-name="T2">W</text:span><text:span text:style-name="T3">4</text:span></text:p>
          <text:p text:style-name="P5"><text:span text:style-name="T3"/></text:p>
        </draw:connector>
        <draw:custom-shape draw:style-name="gr4" draw:text-style-name="P4" xml:id="id6" draw:id="id6" draw:layer="layout" svg:width="2.286cm" svg:height="2.286cm" svg:x="18.06cm" svg:y="0.76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8.06cm" svg:y1="1.905cm" svg:x2="11.378cm" svg:y2="6.492cm" draw:start-shape="id6" draw:start-glue-point="3" draw:end-shape="id2" draw:end-glue-point="11" svg:d="M18060 1905l-6682 4587" svg:viewBox="0 0 6683 4588">
          <text:p text:style-name="P5"><text:span text:style-name="T2">W</text:span><text:span text:style-name="T3">0</text:span><text:span text:style-name="T4"> (bias)</text:span></text:p>
          <text:p text:style-name="P5"><text:span text:style-name="T3"/></text:p>
        </draw:connector>
        <draw:connector draw:style-name="gr6" draw:text-style-name="P6" draw:layer="layout" draw:type="line" svg:x1="8.916cm" svg:y1="7.448cm" svg:x2="3.533cm" svg:y2="7.582cm" draw:start-shape="id2" draw:start-glue-point="6" svg:d="M8916 7448l-5383 134" svg:viewBox="0 0 5384 135">
          <text:p text:style-name="P5"><text:span text:style-name="T2">W</text:span><text:span text:style-name="T3">out</text:span></text:p>
          <text:p text:style-name="P5"><text:span text:style-name="T3"/></text:p>
        </draw:connector>
        <draw:connector draw:style-name="gr7" draw:text-style-name="P7" draw:layer="layout" draw:type="curve" draw:line-skew="1.046cm 1.823cm -0.955cm" svg:x1="11.378cm" svg:y1="6.492cm" svg:x2="9.338cm" svg:y2="8.404cm" draw:start-shape="id2" draw:start-glue-point="11" draw:end-shape="id2" draw:end-glue-point="7" svg:d="M11378 6492c0 144-1192 96-1192 1001 0 906-848 904-848 911" svg:viewBox="0 0 2041 1913">
          <text:p/>
        </draw:connector>
        <draw:custom-shape draw:style-name="gr8" draw:text-style-name="P8" draw:layer="layout" svg:width="2.286cm" svg:height="2.286cm" svg:x="1.296cm" svg:y="6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2.286cm" svg:x="18.06cm" svg:y="6.034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7cm" svg:height="9.56cm" svg:x="2cm" svg:y="2.5cm" draw:page-number="1" presentation:class="page"/>
          <draw:frame presentation:style-name="pr1" draw:text-style-name="P9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bstractGreen_5f_" presentation:presentation-page-layout-name="AL1T0">
        <office:forms form:automatic-focus="false" form:apply-design-mode="false"/>
        <draw:custom-shape draw:style-name="gr1" draw:text-style-name="P1" xml:id="id8" draw:id="id8" draw:layer="layout" svg:width="2.884cm" svg:height="2.704cm" svg:x="10.316cm" svg:y="6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2.286cm" svg:height="2.286cm" svg:x="19.46cm" svg:y="10.60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11" draw:id="id11" draw:layer="layout" svg:width="2.286cm" svg:height="2.286cm" svg:x="19.46cm" svg:y="10.606cm">
          <text:p text:style-name="P10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9" draw:id="id9" draw:layer="layout" svg:width="2.286cm" svg:height="2.286cm" svg:x="19.46cm" svg:y="8.32cm">
          <text:p text:style-name="P12"><text:span text:style-name="T5">60.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2.286cm" svg:height="2.286cm" svg:x="19.46cm" svg:y="3.748cm">
          <text:p text:style-name="P14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0" draw:id="id10" draw:layer="layout" svg:width="2.286cm" svg:height="2.286cm" svg:x="19.46cm" svg:y="12.892cm">
          <text:p text:style-name="P15"><text:span text:style-name="T1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6" draw:layer="layout" draw:type="line" svg:x1="19.46cm" svg:y1="4.891cm" svg:x2="12.778cm" svg:y2="6.492cm" draw:start-shape="id7" draw:start-glue-point="3" draw:end-shape="id8" draw:end-glue-point="11" svg:d="M19460 4891l-6682 1601" svg:viewBox="0 0 6683 1602">
          <text:p text:style-name="P5"><text:span text:style-name="T2">W</text:span><text:span text:style-name="T3">1</text:span></text:p>
        </draw:connector>
        <draw:connector draw:style-name="gr13" draw:text-style-name="P6" draw:layer="layout" draw:type="line" svg:x1="19.46cm" svg:y1="6.477cm" svg:x2="13.2cm" svg:y2="7.448cm" draw:end-shape="id8" draw:end-glue-point="10" svg:d="M19460 6477l-6260 971" svg:viewBox="0 0 6261 972">
          <text:p text:style-name="P5"><text:span text:style-name="T2">W</text:span><text:span text:style-name="T3">2</text:span></text:p>
        </draw:connector>
        <draw:connector draw:style-name="gr13" draw:text-style-name="P6" draw:layer="layout" draw:type="line" svg:x1="19.46cm" svg:y1="9.463cm" svg:x2="13.2cm" svg:y2="7.448cm" draw:start-shape="id9" draw:start-glue-point="3" draw:end-shape="id8" draw:end-glue-point="10" svg:d="M19460 9463l-6260-2015" svg:viewBox="0 0 6261 2016">
          <text:p text:style-name="P5"><text:span text:style-name="T2"/></text:p>
          <text:p text:style-name="P5"><text:span text:style-name="T2">W</text:span><text:span text:style-name="T3">3</text:span></text:p>
          <text:p text:style-name="P5"><text:span text:style-name="T3"/></text:p>
        </draw:connector>
        <draw:connector draw:style-name="gr13" draw:text-style-name="P6" draw:layer="layout" draw:type="line" svg:x1="19.46cm" svg:y1="14.035cm" svg:x2="12.778cm" svg:y2="8.404cm" draw:start-shape="id10" draw:start-glue-point="3" draw:end-shape="id8" draw:end-glue-point="9" svg:d="M19460 14035l-6682-5631" svg:viewBox="0 0 6683 5632">
          <text:p text:style-name="P5"><text:span text:style-name="T2"/></text:p>
          <text:p text:style-name="P5"><text:span text:style-name="T2"/></text:p>
          <text:p text:style-name="P5"><text:span text:style-name="T2">W</text:span><text:span text:style-name="T3">5</text:span></text:p>
          <text:p text:style-name="P5"><text:span text:style-name="T3"/></text:p>
        </draw:connector>
        <draw:connector draw:style-name="gr13" draw:text-style-name="P6" draw:layer="layout" draw:type="line" svg:x1="19.46cm" svg:y1="11.749cm" svg:x2="12.778cm" svg:y2="8.404cm" draw:start-shape="id11" draw:start-glue-point="3" draw:end-shape="id8" draw:end-glue-point="9" svg:d="M19460 11749l-6682-3345" svg:viewBox="0 0 6683 3346">
          <text:p text:style-name="P5"><text:span text:style-name="T2"/></text:p>
          <text:p text:style-name="P5"><text:span text:style-name="T2">W</text:span><text:span text:style-name="T3">4</text:span></text:p>
          <text:p text:style-name="P5"><text:span text:style-name="T3"/></text:p>
        </draw:connector>
        <draw:custom-shape draw:style-name="gr4" draw:text-style-name="P4" xml:id="id12" draw:id="id12" draw:layer="layout" svg:width="2.286cm" svg:height="2.286cm" svg:x="19.46cm" svg:y="0.762cm">
          <text:p text:style-name="P14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19.46cm" svg:y1="1.905cm" svg:x2="12.778cm" svg:y2="6.492cm" draw:start-shape="id12" draw:start-glue-point="3" draw:end-shape="id8" draw:end-glue-point="11" svg:d="M19460 1905l-6682 4587" svg:viewBox="0 0 6683 4588">
          <text:p text:style-name="P5"><text:span text:style-name="T2">W</text:span><text:span text:style-name="T3">0</text:span><text:span text:style-name="T4"> (bias)</text:span></text:p>
          <text:p text:style-name="P5"><text:span text:style-name="T3"/></text:p>
        </draw:connector>
        <draw:connector draw:style-name="gr14" draw:text-style-name="P6" draw:layer="layout" draw:type="line" svg:x1="10.316cm" svg:y1="7.448cm" svg:x2="4.933cm" svg:y2="7.582cm" draw:start-shape="id8" draw:start-glue-point="6" svg:d="M10316 7448l-5383 134" svg:viewBox="0 0 5384 135">
          <text:p text:style-name="P5"><text:span text:style-name="T2">W</text:span><text:span text:style-name="T3">out</text:span></text:p>
          <text:p text:style-name="P5"><text:span text:style-name="T3"/></text:p>
        </draw:connector>
        <draw:custom-shape draw:style-name="gr15" draw:text-style-name="P17" draw:layer="layout" svg:width="2.286cm" svg:height="2.286cm" svg:x="2.696cm" svg:y="6.35cm">
          <text:p text:style-name="P14"><text:span text:style-name="T1">4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2.286cm" svg:x="19.46cm" svg:y="6.034cm">
          <text:p text:style-name="P14"><text:span text:style-name="T1">98</text:span></text:p>
          <draw:enhanced-geometry svg:viewBox="0 0 21600 21600" draw:type="rectangle" draw:enhanced-path="M 0 0 L 21600 0 21600 21600 0 21600 0 0 Z N"/>
        </draw:custom-shape>
        <draw:connector draw:style-name="gr16" draw:text-style-name="P7" draw:layer="layout" draw:type="line" svg:x1="10.738cm" svg:y1="8.404cm" svg:x2="12.778cm" svg:y2="6.492cm" draw:start-shape="id8" draw:start-glue-point="7" draw:end-shape="id8" draw:end-glue-point="11" svg:d="M10738 8404l2040-1912" svg:viewBox="0 0 2041 1913">
          <text:p/>
        </draw:connector>
        <presentation:notes draw:style-name="dp2">
          <office:forms form:automatic-focus="false" form:apply-design-mode="false"/>
          <draw:page-thumbnail draw:style-name="gr9" draw:layer="layout" svg:width="17cm" svg:height="9.56cm" svg:x="2cm" svg:y="2.5cm" draw:page-number="2" presentation:class="page"/>
          <draw:frame presentation:style-name="pr2" draw:text-style-name="P18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bstractGreen_5f_" presentation:presentation-page-layout-name="AL1T0">
        <office:forms form:automatic-focus="false" form:apply-design-mode="false"/>
        <draw:custom-shape draw:style-name="gr1" draw:text-style-name="P1" xml:id="id14" draw:id="id14" draw:layer="layout" svg:width="2.884cm" svg:height="2.704cm" svg:x="9.316cm" svg:y="6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2.286cm" svg:height="2.286cm" svg:x="18.46cm" svg:y="10.60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17" draw:id="id17" draw:layer="layout" svg:width="2.286cm" svg:height="2.286cm" svg:x="18.46cm" svg:y="10.606cm">
          <text:p text:style-name="P10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15" draw:id="id15" draw:layer="layout" svg:width="2.286cm" svg:height="2.286cm" svg:x="18.46cm" svg:y="8.32cm">
          <text:p text:style-name="P12"><text:span text:style-name="T5">60.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3" draw:id="id13" draw:layer="layout" svg:width="2.286cm" svg:height="2.286cm" svg:x="18.46cm" svg:y="3.748cm">
          <text:p text:style-name="P14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6" draw:id="id16" draw:layer="layout" svg:width="2.286cm" svg:height="2.286cm" svg:x="18.46cm" svg:y="12.892cm">
          <text:p text:style-name="P15"><text:span text:style-name="T1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6" draw:layer="layout" draw:type="line" svg:x1="18.46cm" svg:y1="4.891cm" svg:x2="11.778cm" svg:y2="6.492cm" draw:start-shape="id13" draw:start-glue-point="3" draw:end-shape="id14" draw:end-glue-point="11" svg:d="M18460 4891l-6682 1601" svg:viewBox="0 0 6683 1602">
          <text:p text:style-name="P5"><text:span text:style-name="T2">W</text:span><text:span text:style-name="T3">1</text:span></text:p>
        </draw:connector>
        <draw:connector draw:style-name="gr17" draw:text-style-name="P6" draw:layer="layout" draw:type="line" svg:x1="18.46cm" svg:y1="6.477cm" svg:x2="12.2cm" svg:y2="7.448cm" draw:end-shape="id14" draw:end-glue-point="10" svg:d="M18460 6477l-6260 971" svg:viewBox="0 0 6261 972">
          <text:p text:style-name="P5"><text:span text:style-name="T2">W</text:span><text:span text:style-name="T3">2</text:span></text:p>
        </draw:connector>
        <draw:connector draw:style-name="gr17" draw:text-style-name="P6" draw:layer="layout" draw:type="line" svg:x1="18.46cm" svg:y1="9.463cm" svg:x2="12.2cm" svg:y2="7.448cm" draw:start-shape="id15" draw:start-glue-point="3" draw:end-shape="id14" draw:end-glue-point="10" svg:d="M18460 9463l-6260-2015" svg:viewBox="0 0 6261 2016">
          <text:p text:style-name="P5"><text:span text:style-name="T2"/></text:p>
          <text:p text:style-name="P5"><text:span text:style-name="T2">W</text:span><text:span text:style-name="T3">3</text:span></text:p>
          <text:p text:style-name="P5"><text:span text:style-name="T3"/></text:p>
        </draw:connector>
        <draw:connector draw:style-name="gr17" draw:text-style-name="P6" draw:layer="layout" draw:type="line" svg:x1="18.46cm" svg:y1="14.035cm" svg:x2="11.778cm" svg:y2="8.404cm" draw:start-shape="id16" draw:start-glue-point="3" draw:end-shape="id14" draw:end-glue-point="9" svg:d="M18460 14035l-6682-5631" svg:viewBox="0 0 6683 5632">
          <text:p text:style-name="P5"><text:span text:style-name="T2"/></text:p>
          <text:p text:style-name="P5"><text:span text:style-name="T2"/></text:p>
          <text:p text:style-name="P5"><text:span text:style-name="T2">W</text:span><text:span text:style-name="T3">5</text:span></text:p>
          <text:p text:style-name="P5"><text:span text:style-name="T3"/></text:p>
        </draw:connector>
        <draw:connector draw:style-name="gr17" draw:text-style-name="P6" draw:layer="layout" draw:type="line" svg:x1="18.46cm" svg:y1="11.749cm" svg:x2="11.778cm" svg:y2="8.404cm" draw:start-shape="id17" draw:start-glue-point="3" draw:end-shape="id14" draw:end-glue-point="9" svg:d="M18460 11749l-6682-3345" svg:viewBox="0 0 6683 3346">
          <text:p text:style-name="P5"><text:span text:style-name="T2"/></text:p>
          <text:p text:style-name="P5"><text:span text:style-name="T2">W</text:span><text:span text:style-name="T3">4</text:span></text:p>
          <text:p text:style-name="P5"><text:span text:style-name="T3"/></text:p>
        </draw:connector>
        <draw:custom-shape draw:style-name="gr4" draw:text-style-name="P4" xml:id="id18" draw:id="id18" draw:layer="layout" svg:width="2.286cm" svg:height="2.286cm" svg:x="18.46cm" svg:y="0.762cm">
          <text:p text:style-name="P14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7" draw:text-style-name="P6" draw:layer="layout" draw:type="line" svg:x1="18.46cm" svg:y1="1.905cm" svg:x2="11.778cm" svg:y2="6.492cm" draw:start-shape="id18" draw:start-glue-point="3" draw:end-shape="id14" draw:end-glue-point="11" svg:d="M18460 1905l-6682 4587" svg:viewBox="0 0 6683 4588">
          <text:p text:style-name="P5">W0 (bias)</text:p>
          <text:p text:style-name="P5"/>
        </draw:connector>
        <draw:connector draw:style-name="gr18" draw:text-style-name="P6" draw:layer="layout" draw:type="line" svg:x1="9.316cm" svg:y1="7.448cm" svg:x2="3.933cm" svg:y2="7.582cm" draw:start-shape="id14" draw:start-glue-point="6" svg:d="M9316 7448l-5383 134" svg:viewBox="0 0 5384 135">
          <text:p text:style-name="P5"><text:span text:style-name="T2">W</text:span><text:span text:style-name="T3">out</text:span></text:p>
          <text:p text:style-name="P5"><text:span text:style-name="T3"/></text:p>
        </draw:connector>
        <draw:custom-shape draw:style-name="gr15" draw:text-style-name="P19" draw:layer="layout" svg:width="2.286cm" svg:height="2.286cm" svg:x="1.696cm" svg:y="6.35cm">
          <text:p text:style-name="P14"><text:span text:style-name="T1">4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2.286cm" svg:x="18.46cm" svg:y="6.034cm">
          <text:p text:style-name="P14"><text:span text:style-name="T1">98</text:span></text:p>
          <draw:enhanced-geometry svg:viewBox="0 0 21600 21600" draw:type="rectangle" draw:enhanced-path="M 0 0 L 21600 0 21600 21600 0 21600 0 0 Z N"/>
        </draw:custom-shape>
        <draw:connector draw:style-name="gr19" draw:text-style-name="P7" draw:layer="layout" draw:type="line" svg:x1="9.738cm" svg:y1="8.404cm" svg:x2="11.778cm" svg:y2="6.492cm" draw:start-shape="id14" draw:start-glue-point="7" draw:end-shape="id14" draw:end-glue-point="11" svg:d="M9738 8404l2040-1912" svg:viewBox="0 0 2041 1913">
          <text:p/>
        </draw:connector>
        <draw:custom-shape draw:style-name="gr10" draw:text-style-name="P2" draw:layer="layout" svg:width="2.286cm" svg:height="2.286cm" svg:x="21.252cm" svg:y="10.80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286cm" svg:height="2.286cm" svg:x="21.252cm" svg:y="10.806cm">
          <text:p text:style-name="P10"><text:span text:style-name="T1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.286cm" svg:height="2.286cm" svg:x="21.252cm" svg:y="8.52cm">
          <text:p text:style-name="P12"><text:span text:style-name="T5">50.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2.286cm" svg:x="21.252cm" svg:y="3.948cm">
          <text:p text:style-name="P14"><text:span text:style-name="T1">8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286cm" svg:height="2.286cm" svg:x="21.252cm" svg:y="13.092cm">
          <text:p text:style-name="P15"><text:span text:style-name="T1">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2.286cm" svg:x="21.252cm" svg:y="6.234cm">
          <text:p text:style-name="P14"><text:span text:style-name="T1">97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86cm" svg:height="2.286cm" svg:x="24.046cm" svg:y="10.9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286cm" svg:height="2.286cm" svg:x="24.046cm" svg:y="10.968cm">
          <text:p text:style-name="P10"><text:span text:style-name="T1">128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.286cm" svg:height="2.286cm" svg:x="24.046cm" svg:y="8.682cm">
          <text:p text:style-name="P12"><text:span text:style-name="T5">40.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2.286cm" svg:x="24.046cm" svg:y="4.11cm">
          <text:p text:style-name="P14"><text:span text:style-name="T1">82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286cm" svg:height="2.286cm" svg:x="24.046cm" svg:y="13.254cm">
          <text:p text:style-name="P15"><text:span text:style-name="T1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2.286cm" svg:x="24.046cm" svg:y="6.396cm">
          <text:p text:style-name="P14"><text:span text:style-name="T1">96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9" draw:layer="layout" svg:width="17cm" svg:height="9.56cm" svg:x="2cm" svg:y="2.5cm" draw:page-number="3" presentation:class="page"/>
          <draw:frame presentation:style-name="pr2" draw:text-style-name="P18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AbstractGreen_5f_" presentation:presentation-page-layout-name="AL1T0">
        <office:forms form:automatic-focus="false" form:apply-design-mode="false"/>
        <draw:custom-shape draw:style-name="gr1" draw:text-style-name="P1" xml:id="id20" draw:id="id20" draw:layer="layout" svg:width="2.884cm" svg:height="2.704cm" svg:x="9.316cm" svg:y="6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2.286cm" svg:height="2.286cm" svg:x="18.46cm" svg:y="10.60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23" draw:id="id23" draw:layer="layout" svg:width="2.286cm" svg:height="2.286cm" svg:x="18.46cm" svg:y="10.606cm">
          <text:p text:style-name="P10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21" draw:id="id21" draw:layer="layout" svg:width="2.286cm" svg:height="2.286cm" svg:x="18.46cm" svg:y="8.32cm">
          <text:p text:style-name="P12"><text:span text:style-name="T5">60.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9" draw:id="id19" draw:layer="layout" svg:width="2.286cm" svg:height="2.286cm" svg:x="18.46cm" svg:y="3.748cm">
          <text:p text:style-name="P14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22" draw:id="id22" draw:layer="layout" svg:width="2.286cm" svg:height="2.286cm" svg:x="18.46cm" svg:y="12.892cm">
          <text:p text:style-name="P15"><text:span text:style-name="T1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6" draw:layer="layout" draw:type="line" svg:x1="18.46cm" svg:y1="4.891cm" svg:x2="11.778cm" svg:y2="6.492cm" draw:start-shape="id19" draw:start-glue-point="3" draw:end-shape="id20" draw:end-glue-point="11" svg:d="M18460 4891l-6682 1601" svg:viewBox="0 0 6683 1602">
          <text:p text:style-name="P5"><text:span text:style-name="T2">W</text:span><text:span text:style-name="T3">1</text:span></text:p>
        </draw:connector>
        <draw:connector draw:style-name="gr17" draw:text-style-name="P6" draw:layer="layout" draw:type="line" svg:x1="18.46cm" svg:y1="6.477cm" svg:x2="12.2cm" svg:y2="7.448cm" draw:end-shape="id20" draw:end-glue-point="10" svg:d="M18460 6477l-6260 971" svg:viewBox="0 0 6261 972">
          <text:p text:style-name="P5"><text:span text:style-name="T2">W</text:span><text:span text:style-name="T3">2</text:span></text:p>
        </draw:connector>
        <draw:connector draw:style-name="gr17" draw:text-style-name="P6" draw:layer="layout" draw:type="line" svg:x1="18.46cm" svg:y1="9.463cm" svg:x2="12.2cm" svg:y2="7.448cm" draw:start-shape="id21" draw:start-glue-point="3" draw:end-shape="id20" draw:end-glue-point="10" svg:d="M18460 9463l-6260-2015" svg:viewBox="0 0 6261 2016">
          <text:p text:style-name="P5"><text:span text:style-name="T2"/></text:p>
          <text:p text:style-name="P5"><text:span text:style-name="T2">W</text:span><text:span text:style-name="T3">3</text:span></text:p>
          <text:p text:style-name="P5"><text:span text:style-name="T3"/></text:p>
        </draw:connector>
        <draw:connector draw:style-name="gr17" draw:text-style-name="P6" draw:layer="layout" draw:type="line" svg:x1="18.46cm" svg:y1="14.035cm" svg:x2="11.778cm" svg:y2="8.404cm" draw:start-shape="id22" draw:start-glue-point="3" draw:end-shape="id20" draw:end-glue-point="9" svg:d="M18460 14035l-6682-5631" svg:viewBox="0 0 6683 5632">
          <text:p text:style-name="P5"><text:span text:style-name="T2"/></text:p>
          <text:p text:style-name="P5"><text:span text:style-name="T2"/></text:p>
          <text:p text:style-name="P5"><text:span text:style-name="T2">W</text:span><text:span text:style-name="T3">5</text:span></text:p>
          <text:p text:style-name="P5"><text:span text:style-name="T3"/></text:p>
        </draw:connector>
        <draw:connector draw:style-name="gr17" draw:text-style-name="P6" draw:layer="layout" draw:type="line" svg:x1="18.46cm" svg:y1="11.749cm" svg:x2="11.778cm" svg:y2="8.404cm" draw:start-shape="id23" draw:start-glue-point="3" draw:end-shape="id20" draw:end-glue-point="9" svg:d="M18460 11749l-6682-3345" svg:viewBox="0 0 6683 3346">
          <text:p text:style-name="P5"><text:span text:style-name="T2"/></text:p>
          <text:p text:style-name="P5"><text:span text:style-name="T2">W</text:span><text:span text:style-name="T3">4</text:span></text:p>
          <text:p text:style-name="P5"><text:span text:style-name="T3"/></text:p>
        </draw:connector>
        <draw:custom-shape draw:style-name="gr4" draw:text-style-name="P4" xml:id="id24" draw:id="id24" draw:layer="layout" svg:width="2.286cm" svg:height="2.286cm" svg:x="18.46cm" svg:y="0.762cm">
          <text:p text:style-name="P14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7" draw:text-style-name="P6" draw:layer="layout" draw:type="line" svg:x1="18.46cm" svg:y1="1.905cm" svg:x2="11.778cm" svg:y2="6.492cm" draw:start-shape="id24" draw:start-glue-point="3" draw:end-shape="id20" draw:end-glue-point="11" svg:d="M18460 1905l-6682 4587" svg:viewBox="0 0 6683 4588">
          <text:p text:style-name="P5">W0 (bias)</text:p>
          <text:p text:style-name="P5"/>
        </draw:connector>
        <draw:connector draw:style-name="gr18" draw:text-style-name="P6" draw:layer="layout" draw:type="line" svg:x1="9.316cm" svg:y1="7.448cm" svg:x2="3.933cm" svg:y2="7.582cm" draw:start-shape="id20" draw:start-glue-point="6" svg:d="M9316 7448l-5383 134" svg:viewBox="0 0 5384 135">
          <text:p text:style-name="P5"><text:span text:style-name="T2">W</text:span><text:span text:style-name="T3">out</text:span></text:p>
          <text:p text:style-name="P5"><text:span text:style-name="T3"/></text:p>
        </draw:connector>
        <draw:custom-shape draw:style-name="gr15" draw:text-style-name="P19" draw:layer="layout" svg:width="2.286cm" svg:height="2.286cm" svg:x="1.696cm" svg:y="6.35cm">
          <text:p text:style-name="P14"><text:span text:style-name="T1">4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2.286cm" svg:x="18.46cm" svg:y="6.034cm">
          <text:p text:style-name="P14"><text:span text:style-name="T1">98</text:span></text:p>
          <draw:enhanced-geometry svg:viewBox="0 0 21600 21600" draw:type="rectangle" draw:enhanced-path="M 0 0 L 21600 0 21600 21600 0 21600 0 0 Z N"/>
        </draw:custom-shape>
        <draw:connector draw:style-name="gr19" draw:text-style-name="P7" draw:layer="layout" draw:type="line" svg:x1="9.738cm" svg:y1="8.404cm" svg:x2="11.778cm" svg:y2="6.492cm" draw:start-shape="id20" draw:start-glue-point="7" draw:end-shape="id20" draw:end-glue-point="11" svg:d="M9738 8404l2040-1912" svg:viewBox="0 0 2041 1913">
          <text:p/>
        </draw:connector>
        <draw:custom-shape draw:style-name="gr10" draw:text-style-name="P2" draw:layer="layout" svg:width="2.286cm" svg:height="2.286cm" svg:x="21.252cm" svg:y="10.80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286cm" svg:height="2.286cm" svg:x="21.252cm" svg:y="10.806cm">
          <text:p text:style-name="P10"><text:span text:style-name="T1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.286cm" svg:height="2.286cm" svg:x="21.252cm" svg:y="8.52cm">
          <text:p text:style-name="P12"><text:span text:style-name="T5">50.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2.286cm" svg:x="21.252cm" svg:y="3.948cm">
          <text:p text:style-name="P14"><text:span text:style-name="T1">8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286cm" svg:height="2.286cm" svg:x="21.252cm" svg:y="13.092cm">
          <text:p text:style-name="P15"><text:span text:style-name="T1">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2.286cm" svg:x="21.252cm" svg:y="6.234cm">
          <text:p text:style-name="P14"><text:span text:style-name="T1">97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86cm" svg:height="2.286cm" svg:x="24.046cm" svg:y="10.9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286cm" svg:height="2.286cm" svg:x="24.046cm" svg:y="10.968cm">
          <text:p text:style-name="P10"><text:span text:style-name="T1">128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.286cm" svg:height="2.286cm" svg:x="24.046cm" svg:y="8.682cm">
          <text:p text:style-name="P12"><text:span text:style-name="T5">40.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2.286cm" svg:x="24.046cm" svg:y="4.11cm">
          <text:p text:style-name="P14"><text:span text:style-name="T1">82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286cm" svg:height="2.286cm" svg:x="24.046cm" svg:y="13.254cm">
          <text:p text:style-name="P15"><text:span text:style-name="T1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2.286cm" svg:x="24.046cm" svg:y="6.396cm">
          <text:p text:style-name="P14"><text:span text:style-name="T1">96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9" draw:layer="layout" svg:width="17cm" svg:height="9.56cm" svg:x="2cm" svg:y="2.5cm" draw:page-number="4" presentation:class="page"/>
          <draw:frame presentation:style-name="pr2" draw:text-style-name="P18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33333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out_20_fill_5f_1_5f_1" style:display-name="Object without fill_1_1" style:family="graphic" style:parent-style-name="standard">
      <style:graphic-properties svg:stroke-color="#000000" draw:fill="none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color="#ffffff"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color="#ffffff"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color="#ffffff"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color="#ffffff"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color="#ffffff"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color="#ffffff"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_5f_-background" style:display-name="AbstractGreen_-background" style:family="presentation">
      <style:graphic-properties draw:stroke="none" draw:fill="none"/>
      <style:text-properties style:letter-kerning="true"/>
    </style:style>
    <style:style style:name="AbstractGreen_5f_-backgroundobjects" style:display-name="AbstractGre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_5f_-notes" style:display-name="AbstractGree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_5f_-outline1" style:display-name="AbstractGreen_-outline1" style:family="presentation">
      <style:graphic-properties draw:stroke="none" draw:fill="none" draw:auto-grow-height="false" draw:fit-to-size="shrink-to-fit">
        <text:list-style style:name="AbstractGreen_5f_-outline1" style:display-name="AbstractGre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_5f_-outline2" style:display-name="AbstractGreen_-outline2" style:family="presentation" style:parent-style-name="AbstractGreen_5f_-outline1">
      <style:paragraph-properties fo:margin-left="0cm" fo:margin-right="0cm" fo:margin-top="0cm" fo:margin-bottom="0.324cm" fo:text-indent="0cm"/>
      <style:text-properties fo:color="#ffffff" fo:font-size="22.7999992370605pt" style:font-size-asian="28pt" style:font-size-complex="28pt"/>
    </style:style>
    <style:style style:name="AbstractGreen_5f_-outline3" style:display-name="AbstractGreen_-outline3" style:family="presentation" style:parent-style-name="AbstractGreen_5f_-outline2">
      <style:paragraph-properties fo:margin-left="0cm" fo:margin-right="0cm" fo:margin-top="0cm" fo:margin-bottom="0.243cm" fo:text-indent="0cm"/>
      <style:text-properties fo:color="#ffffff" fo:font-size="19.5pt" style:font-size-asian="24pt" style:font-size-complex="24pt"/>
    </style:style>
    <style:style style:name="AbstractGreen_5f_-outline4" style:display-name="AbstractGreen_-outline4" style:family="presentation" style:parent-style-name="AbstractGreen_5f_-outline3">
      <style:paragraph-properties fo:margin-left="0cm" fo:margin-right="0cm" fo:margin-top="0cm" fo:margin-bottom="0.162cm" fo:text-indent="0cm"/>
      <style:text-properties fo:color="#ffffff" fo:font-size="16.2999992370605pt" style:font-size-asian="20pt" style:font-size-complex="20pt"/>
    </style:style>
    <style:style style:name="AbstractGreen_5f_-outline5" style:display-name="AbstractGreen_-outline5" style:family="presentation" style:parent-style-name="AbstractGreen_5f_-outline4">
      <style:paragraph-properties fo:margin-left="0cm" fo:margin-right="0cm" fo:margin-top="0cm" fo:margin-bottom="0.081cm" fo:text-indent="0cm"/>
      <style:text-properties fo:color="#ffffff" fo:font-size="16.2999992370605pt" style:font-size-asian="20pt" style:font-size-complex="20pt"/>
    </style:style>
    <style:style style:name="AbstractGreen_5f_-outline6" style:display-name="AbstractGreen_-outline6" style:family="presentation" style:parent-style-name="AbstractGreen_5f_-outline5">
      <style:paragraph-properties fo:margin-left="0cm" fo:margin-right="0cm" fo:margin-top="0cm" fo:margin-bottom="0.081cm" fo:text-indent="0cm"/>
      <style:text-properties fo:color="#ffffff" fo:font-size="16.2999992370605pt" style:font-size-asian="20pt" style:font-size-complex="20pt"/>
    </style:style>
    <style:style style:name="AbstractGreen_5f_-outline7" style:display-name="AbstractGreen_-outline7" style:family="presentation" style:parent-style-name="AbstractGreen_5f_-outline6">
      <style:paragraph-properties fo:margin-left="0cm" fo:margin-right="0cm" fo:margin-top="0cm" fo:margin-bottom="0.081cm" fo:text-indent="0cm"/>
      <style:text-properties fo:color="#ffffff" fo:font-size="16.2999992370605pt" style:font-size-asian="20pt" style:font-size-complex="20pt"/>
    </style:style>
    <style:style style:name="AbstractGreen_5f_-outline8" style:display-name="AbstractGreen_-outline8" style:family="presentation" style:parent-style-name="AbstractGreen_5f_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_5f_-outline9" style:display-name="AbstractGreen_-outline9" style:family="presentation" style:parent-style-name="AbstractGreen_5f_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_5f_-subtitle" style:display-name="AbstractGreen_-subtitle" style:family="presentation">
      <style:graphic-properties draw:stroke="none" draw:fill="none" draw:textarea-vertical-align="middle">
        <text:list-style style:name="AbstractGreen_5f_-subtitle" style:display-name="AbstractGree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_5f_-title" style:display-name="AbstractGreen_-title" style:family="presentation">
      <style:graphic-properties draw:stroke="none" draw:fill="none" draw:textarea-vertical-align="middle">
        <text:list-style style:name="AbstractGreen_5f_-title" style:display-name="AbstractGree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bstractGreen-backgroundobjects">
      <style:graphic-properties draw:fill="solid" draw:fill-color="#333333" draw:textarea-vertical-align="middle" draw:auto-grow-height="false" fo:min-height="15.75cm" fo:min-width="2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3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AbstractGreen_5f_-backgroundobjects">
      <style:graphic-properties draw:fill="solid" draw:fill-color="#333333" draw:textarea-vertical-align="middle" draw:auto-grow-height="false" fo:min-height="15.75cm" fo:min-width="28cm"/>
    </style:style>
    <style:style style:name="Mpr6" style:family="presentation" style:parent-style-name="AbstractGreen_5f_-backgroundobjects">
      <style:graphic-properties draw:stroke="none" draw:fill="none" draw:fill-color="#ffffff" draw:auto-grow-height="false" fo:min-height="1.338cm"/>
    </style:style>
    <style:style style:name="Mpr7" style:family="presentation" style:parent-style-name="AbstractGreen_5f_-backgroundobjects">
      <style:graphic-properties draw:stroke="none" draw:fill="none" draw:fill-color="#ffffff" draw:auto-grow-height="false" fo:min-height="1.485cm"/>
    </style:style>
    <style:style style:name="Mpr8" style:family="presentation" style:parent-style-name="AbstractGree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33333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AbstractGreen-title" draw:layer="backgroundobjects" svg:width="25.2cm" svg:height="2.6cm" svg:x="1.4cm" svg:y="0.6cm" presentation:class="title" presentation:placeholder="true">
        <draw:text-box/>
      </draw:frame>
      <draw:frame presentation:style-name="AbstractGreen-outline1" draw:layer="backgroundobjects" svg:width="25.2cm" svg:height="9.134cm" svg:x="1.4cm" svg:y="3.8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Green_5f_" style:display-name="AbstractGreen_" style:page-layout-name="PM1" draw:style-name="Mdp1">
      <office:forms form:automatic-focus="false" form:apply-design-mode="false"/>
      <draw:custom-shape presentation:style-name="Mpr5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AbstractGreen_5f_-title" draw:layer="backgroundobjects" svg:width="25.2cm" svg:height="2.6cm" svg:x="1.4cm" svg:y="0.6cm" presentation:class="title" presentation:placeholder="true">
        <draw:text-box/>
      </draw:frame>
      <draw:frame presentation:style-name="AbstractGreen_5f_-outline1" draw:layer="backgroundobjects" svg:width="25.2cm" svg:height="9.134cm" svg:x="1.4cm" svg:y="3.8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bstractGreen_5f_-title" draw:layer="backgroundobjects" svg:width="17cm" svg:height="9.56cm" svg:x="2cm" svg:y="2.5cm" presentation:class="page"/>
        <draw:frame presentation:style-name="AbstractGree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16:28:19.874256243</meta:creation-date>
    <meta:editing-duration>P0D</meta:editing-duration>
    <meta:editing-cycles>1</meta:editing-cycles>
    <meta:generator>LibreOffice/4.4.2.2$Linux_X86_64 LibreOffice_project/40m0$Build-2</meta:generator>
    <dc:title>Abstract Green</dc:title>
    <meta:document-statistic meta:object-count="134"/>
    <meta:template xlink:type="simple" xlink:actuate="onRequest" xlink:title="Abstract Green" xlink:href="../../../../../../usr/lib/libreoffice/share/template/common/layout/AbstractGreen.otp" meta:date="2015-05-19T16:28:19.421880404"/>
  </office:meta>
</office:document-meta>
</file>